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Heading_20_2">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3"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PIXGEN </text:span><text:span text:style-name="T2">« PICSGUENNE »</text:span></text:h>
      <text:p text:style-name="Standard"><text:tab/>Java classes</text:p>
      <text:p text:style-name="Standard"><text:tab/>Sample images</text:p>
      <text:p text:style-name="Standard"><text:tab/>Demo application</text:p>
      <text:p text:style-name="Standard"><text:tab/>Blog with events</text:p>
      <text:p text:style-name="Standard"><text:tab/>Forums</text:p>
      <text:p text:style-name="Standard"/>
      <text:h text:style-name="Heading_20_2" text:outline-level="2">INTRODUCTION</text:h>
      <text:p text:style-name="Text_20_body">PIXGEN, cela signifie simplement « Pixels generator » ou générateur de pixels en français.</text:p>
      <text:p text:style-name="Text_20_body">Il s'agit d'un ensemble de classes et de méthodes permettant de générer des images ou des portions d'image.</text:p>
      <text:p text:style-name="Text_20_body">Les images sont générées par calculs mathématiques et méthodes algorithmiques.</text:p>
      <text:p text:style-name="Text_20_body">Dans ce texte, le lecteur trouvera des exemples détaillés et des explications concises de générations d'images.</text:p>
      <text:h text:style-name="Heading_20_2" text:outline-level="2">HISTORIQUE</text:h>
      <text:p text:style-name="Text_20_body">Les générateurs d'images comme LOGO, AUTOCAD, les jeux vidéos, etc., sont des bons exemples. Ils illustrent la capacité de générer des dessins, des figures, par calculs et instructions binaires. Une autre chose est les application photoréalistes, Photoshop, raytracers, etc.</text:p>
      <text:p text:style-name="Text_20_body">Le champ est particulièrement vaste. Nous nous intéresserons par exemple à la représentation d'espaces tri-dimensionnels (architecture, portraits, paysages), au graphisme de type « LOGO » ou tatouage, à la cartographie (représentation de données), à la création de dessins animés, au calcul fractal et mathématique.</text:p>
      <text:h text:style-name="P2" text:outline-level="2">PRESENTATION</text:h>
      <text:p text:style-name="P3">Mon travail n'aspire pas à une très grande originalité. Les résultats ne convaincrons peut-être que la partie d'entre-vous qui sait travailler sans des outils dernier cri. </text:p>
      <text:p text:style-name="P3">Depuis 1995 j'ai travaillé sue des applications générant des images. A l'époque j'utilisais un environnement de développement intégré appelé Turbo Pascal 6 . Je générais des images fractales à la manière du logiciel Fractint. Maintenant j'utilise java 6 et Eclipse. La différence est mineure...C'est un peu comme la différence entre une voiture de 1996 et une voiture de 2011. Les calculs et les affichages de résultats s'obtiennent avec la même rapidité.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30T11:44:53.84</meta:creation-date>
    <dc:date>2012-01-01T22:34:02.57</dc:date>
    <meta:editing-duration>PT45M46S</meta:editing-duration>
    <meta:editing-cycles>4</meta:editing-cycles>
    <meta:generator>OpenOffice.org/3.3$Win32 OpenOffice.org_project/330m20$Build-9567</meta:generator>
    <meta:document-statistic meta:table-count="0" meta:image-count="0" meta:object-count="0" meta:page-count="1" meta:paragraph-count="17" meta:word-count="255" meta:character-count="1726"/>
  </office:meta>
</office:document-meta>
</file>